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04" calcext:value-type="float">
            <text:p>117.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7552" calcext:value-type="float">
            <text:p>115.2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8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7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516" calcext:value-type="float">
            <text:p>98.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1584" calcext:value-type="float">
            <text:p>91.9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5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205</text:p>
          </table:table-cell>
          <table:table-cell office:value-type="string" calcext:value-type="string">
            <text:p>TWDB:0647205</text:p>
          </table:table-cell>
          <table:table-cell office:value-type="string" calcext:value-type="string">
            <text:p>195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